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9f56" officeooo:paragraph-rsid="00159f56"/>
    </style:style>
    <style:style style:name="P2" style:family="paragraph" style:parent-style-name="Standard" style:list-style-name="L1">
      <style:text-properties officeooo:rsid="00168cc7" officeooo:paragraph-rsid="00168cc7"/>
    </style:style>
    <style:style style:name="P3" style:family="paragraph" style:parent-style-name="Standard" style:list-style-name="L1">
      <style:text-properties officeooo:rsid="001690b7" officeooo:paragraph-rsid="001690b7"/>
    </style:style>
    <style:style style:name="P4" style:family="paragraph" style:parent-style-name="Standard" style:list-style-name="L1">
      <style:text-properties officeooo:rsid="0019cca0" officeooo:paragraph-rsid="0019cca0"/>
    </style:style>
    <style:style style:name="P5" style:family="paragraph" style:parent-style-name="Standard" style:list-style-name="L1">
      <style:text-properties officeooo:rsid="001b49a7" officeooo:paragraph-rsid="001b49a7"/>
    </style:style>
    <style:style style:name="P6" style:family="paragraph" style:parent-style-name="Standard" style:list-style-name="L1">
      <style:text-properties officeooo:rsid="001d2547" officeooo:paragraph-rsid="001d2547"/>
    </style:style>
    <style:style style:name="P7" style:family="paragraph" style:parent-style-name="Standard" style:list-style-name="L1">
      <style:text-properties officeooo:rsid="001edf2e" officeooo:paragraph-rsid="001edf2e"/>
    </style:style>
    <style:style style:name="P8" style:family="paragraph" style:parent-style-name="Standard" style:list-style-name="L1">
      <style:text-properties officeooo:rsid="00204709" officeooo:paragraph-rsid="00204709"/>
    </style:style>
    <style:style style:name="P9" style:family="paragraph" style:parent-style-name="Standard" style:list-style-name="L1">
      <style:text-properties officeooo:rsid="0023446b" officeooo:paragraph-rsid="0023446b"/>
    </style:style>
    <style:style style:name="P10" style:family="paragraph" style:parent-style-name="Standard" style:list-style-name="L1">
      <style:text-properties officeooo:rsid="0023686e" officeooo:paragraph-rsid="0023686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34107055966361927" text:style-name="L1">
        <text:list-item>
          <text:p text:style-name="P1">Gail's pree cool</text:p>
        </text:list-item>
        <text:list-item>
          <text:p text:style-name="P2"><text:a xlink:type="simple" xlink:href="http://openprocessing.com/" text:style-name="Internet_20_link" text:visited-style-name="Visited_20_Internet_20_Link">http://openprocessing.com/</text:a> is a pretty awesome site!</text:p>
        </text:list-item>
        <text:list-item>
          <text:p text:style-name="P3">What is computer science?</text:p>
          <text:list>
            <text:list-item>
              <text:p text:style-name="P4">Computer science is problem solving!</text:p>
            </text:list-item>
            <text:list-item>
              <text:p text:style-name="P5">Travelling Salesman Problem</text:p>
            </text:list-item>
          </text:list>
        </text:list-item>
        <text:list-item>
          <text:p text:style-name="P6">Applications of computer science</text:p>
          <text:list>
            <text:list-item>
              <text:p text:style-name="P6">Law</text:p>
            </text:list-item>
            <text:list-item>
              <text:p text:style-name="P6">Psych</text:p>
            </text:list-item>
            <text:list-item>
              <text:p text:style-name="P6">Biomed/Biomedical computing</text:p>
            </text:list-item>
            <text:list-item>
              <text:p text:style-name="P7">Human-computer interaction</text:p>
            </text:list-item>
            <text:list-item>
              <text:p text:style-name="P7">Mobile, obvvvv</text:p>
            </text:list-item>
          </text:list>
        </text:list-item>
        <text:list-item>
          <text:p text:style-name="P8">Watched a video (see presentation)</text:p>
        </text:list-item>
        <text:list-item>
          <text:p text:style-name="P8">Decomposition</text:p>
          <text:list>
            <text:list-item>
              <text:p text:style-name="P8">Important in computer science because you can break down a task into it's many parts</text:p>
            </text:list-item>
          </text:list>
        </text:list-item>
        <text:list-item>
          <text:p text:style-name="P9">Policies!</text:p>
          <text:list>
            <text:list-item>
              <text:p text:style-name="P9">Come to class and tutorials!</text:p>
            </text:list-item>
            <text:list-item>
              <text:p text:style-name="P9">Participate!</text:p>
            </text:list-item>
            <text:list-item>
              <text:p text:style-name="P9">Do required readings!</text:p>
            </text:list-item>
            <text:list-item>
              <text:p text:style-name="P9">Submit on time!</text:p>
            </text:list-item>
          </text:list>
        </text:list-item>
        <text:list-item>
          <text:p text:style-name="P9">Computer Science Tutorial Centre (CSTACK) (<text:a xlink:type="simple" xlink:href="http://www.scs.carleton.ca/cstac" text:style-name="Internet_20_link" text:visited-style-name="Visited_20_Internet_20_Link">http://www.scs.carleton.ca/cstac</text:a>)</text:p>
        </text:list-item>
        <text:list-item>
          <text:p text:style-name="P10">Do assignments!</text:p>
        </text:list-item>
        <text:list-item>
          <text:p text:style-name="P10">Go to tutorials!</text:p>
        </text:list-item>
        <text:list-item>
          <text:p text:style-name="P10">Tutorials will be similar to assignments – pay attention!</text:p>
        </text:list-item>
        <text:list-item>
          <text:p text:style-name="P10">Two weeks until tutorials start! :-)</text:p>
        </text:list-item>
        <text:list-item>
          <text:p text:style-name="P10">Use the general forum on CULearn :-)</text:p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5T14:36:22.323186263</meta:creation-date>
    <meta:generator>LibreOffice/4.3.0.4$Linux_X86_64 LibreOffice_project/430m0$Build-4</meta:generator>
    <dc:date>2014-09-05T16:12:52.466582065</dc:date>
    <meta:editing-duration>PT1H5M52S</meta:editing-duration>
    <meta:editing-cycles>10</meta:editing-cycles>
    <meta:document-statistic meta:table-count="0" meta:image-count="0" meta:object-count="0" meta:page-count="1" meta:paragraph-count="26" meta:word-count="125" meta:character-count="741" meta:non-whitespace-character-count="666"/>
  </office:meta>
</office:document-meta>
</file>